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language="en" fo:country="GB" style:language-asian="zxx" style:country-asian="none" style:language-complex="zxx" style:country-complex="none"/>
    </style:style>
    <style:style style:name="P2" style:family="paragraph" style:parent-style-name="Text_20_body">
      <style:text-properties fo:language="en" fo:country="GB" style:language-asian="zxx" style:country-asian="none" style:language-complex="zxx" style:country-complex="none"/>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5" style:family="paragraph" style:parent-style-name="Standard">
      <style:paragraph-properties fo:text-align="center" style:justify-single-word="false"/>
      <style:text-properties style:font-name="Arial" fo:font-size="28pt" fo:language="en" fo:country="GB" fo:font-weight="normal" style:font-size-asian="28pt" style:language-asian="zxx" style:country-asian="none" style:font-weight-asian="normal" style:font-size-complex="28pt" style:language-complex="zxx" style:country-complex="none" style:font-weight-complex="normal"/>
    </style:style>
    <style:style style:name="P6" style:family="paragraph" style:parent-style-name="Standard">
      <style:text-properties style:font-name="Arial" fo:language="en" fo:country="GB" style:language-asian="zxx" style:country-asian="none" style:language-complex="zxx" style:country-complex="none"/>
    </style:style>
    <style:style style:name="P7" style:family="paragraph" style:parent-style-name="Code">
      <style:paragraph-properties fo:margin-left="1.245cm" fo:margin-right="0cm" fo:text-indent="0cm" style:auto-text-indent="false"/>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Text_20_body" style:list-style-name="L1">
      <style:text-properties style:font-name="Arial" fo:language="en" fo:country="GB" style:language-asian="zxx" style:country-asian="none" style:language-complex="zxx" style:country-complex="none"/>
    </style:style>
    <style:style style:name="P12" style:family="paragraph" style:parent-style-name="Heading_20_1">
      <style:text-properties style:font-name="Arial" fo:language="en" fo:country="GB" style:language-asian="zxx" style:country-asian="none" style:language-complex="zxx" style:country-complex="none"/>
    </style:style>
    <style:style style:name="P13" style:family="paragraph" style:parent-style-name="Heading_20_1">
      <style:text-properties fo:language="en" fo:country="GB" style:language-asian="zxx" style:country-asian="none" style:language-complex="zxx" style:country-complex="none"/>
    </style:style>
    <style:style style:name="P14"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15" style:family="paragraph" style:parent-style-name="Heading_20_2">
      <style:text-properties style:font-name="Arial" fo:language="en" fo:country="GB" style:language-asian="zxx" style:country-asian="none" style:language-complex="zxx" style:country-complex="none"/>
    </style:style>
    <style:style style:name="P16" style:family="paragraph" style:parent-style-name="Heading_20_2">
      <style:text-properties fo:language="en" fo:country="GB" style:language-asian="zxx" style:country-asian="none" style:language-complex="zxx" style:country-complex="none"/>
    </style:style>
    <style:style style:name="T1" style:family="text">
      <style:text-properties style:font-name="Arial" fo:language="en" fo:country="GB" style:language-asian="zxx" style:country-asian="none" style:language-complex="zxx" style:country-complex="none"/>
    </style:style>
    <style:style style:name="T2" style:family="text">
      <style:text-properties fo:language="en" fo:country="GB" style:language-asian="zxx" style:country-asian="none"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FabOS</text:p>
      <text:p text:style-name="P5">aka. Fab.U.L.O.S</text:p>
      <text:p text:style-name="P3">(Fabian's Ultra Lightweight Operating System)</text:p>
      <text:p text:style-name="P4"/>
      <text:p text:style-name="P4"/>
      <text:p text:style-name="P4">Programmers guide<text:line-break/></text:p>
      <text:p text:style-name="P6"/>
      <text:h text:style-name="P12" text:outline-level="1" text:is-list-header="true"/>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Content</text:p>
          </text:index-title>
          <text:p text:style-name="P9"><text:s/>1.What is FabOS<text:tab/>3</text:p>
          <text:p text:style-name="P9"><text:s/>2.Concepts<text:tab/>3</text:p>
          <text:p text:style-name="P9"><text:s/>3.Set up of the OS<text:tab/>3</text:p>
          <text:p text:style-name="P10"><text:s/>3.1.Defines in FabOS.h<text:tab/>3</text:p>
          <text:p text:style-name="P10"><text:s/>3.2.void OS_CustomISRCode() ;<text:tab/>4</text:p>
          <text:p text:style-name="P9"><text:s/>4.Set up<text:tab/>4</text:p>
          <text:p text:style-name="P10"><text:s/>4.1.void CPU_init(void)<text:tab/>4</text:p>
          <text:p text:style-name="P10"><text:s/>4.2.void OS_TaskCreate( uint8_t taskNum, void (*t)(), uint8_t *stack)<text:tab/>4</text:p>
          <text:p text:style-name="P10"><text:s/>4.3.void OS_TaskDestroy( int8_t taskNum ); // destroy task<text:tab/>4</text:p>
          <text:p text:style-name="P10"><text:s/>4.4.void OS_StartExecution() <text:tab/>4</text:p>
          <text:p text:style-name="P9"><text:s/>5.Inter-Task communication<text:tab/>4</text:p>
          <text:p text:style-name="P10"><text:s/>5.1.void OS_mutexGet(int8_t mutexNum)<text:tab/>4</text:p>
          <text:p text:style-name="P10"><text:s/>5.2.void OS_mutexRelease(int8_t mutexNum);<text:tab/>5</text:p>
          <text:p text:style-name="P10"><text:s/>5.3.void OS_SetEvent(uint8_t EventMask, uint8_t TaskID)<text:tab/>5</text:p>
          <text:p text:style-name="P10"><text:s/>5.4.uint8_t OS_WaitEvent(uint8_t EventMask) <text:tab/>5</text:p>
          <text:p text:style-name="P10"><text:s/>5.5.uint8_t OS_QueueIn(OS_Queue_t* pQueue , uint8_t byte)<text:tab/>5</text:p>
          <text:p text:style-name="P10"><text:s/>5.6.uint8_t OS_QueueOut(OS_Queue_t* pQueue, uint8_t *pByte)<text:tab/>5</text:p>
          <text:p text:style-name="P9"><text:s/>6.Timing functions<text:tab/>5</text:p>
          <text:p text:style-name="P10"><text:s/>6.1.void OS_Wait( uint16_t ) ; <text:tab/>5</text:p>
          <text:p text:style-name="P10"><text:s/>6.2.void OS_SetAlarm(uint8_t TaskID, uint16_t numTicks ); <text:tab/>5</text:p>
          <text:p text:style-name="P10"><text:s/>6.3.void OS_WaitAlarm(void); <text:tab/>5</text:p>
          <text:p text:style-name="P9"><text:s/>7.Internal functions<text:tab/>5</text:p>
          <text:p text:style-name="P10"><text:s/>7.1.ISR <text:s/>(OS_ScheduleISR)__attribute__ ((naked,signal)); <text:tab/>5</text:p>
          <text:p text:style-name="P10"><text:s/>7.2.void OS_TaskCreateInt( uint8_t taskNum, void (*t)(), uint8_t *stack, uint8_t stackSize ) <text:tab/>6</text:p>
          <text:p text:style-name="P10"><text:s/>7.3.int8_t OS_GetNextTaskNumber()<text:tab/>6</text:p>
          <text:p text:style-name="P10"><text:s/>7.4.void OS_Reschedule(void)__attribute__ ((naked))<text:tab/>6</text:p>
          <text:p text:style-name="P9"><text:s/>8.Helper fuctions<text:tab/>6</text:p>
          <text:p text:style-name="P10"><text:s/>8.1.uint16_t OS_get_unused_Stack (uint8_t*)<text:tab/>6</text:p>
        </text:index-body>
      </text:table-of-content>
      <text:h text:style-name="P12" text:outline-level="1" text:is-list-header="true"/>
      <text:h text:style-name="P14" text:outline-level="1">What is FabOS</text:h>
      <text:p text:style-name="P1">FabOS is a lightweight embedded operating system completely written in C using as less RAM <text:s/>and code space as possible.</text:p>
      <text:p text:style-name="P1">Footprint:</text:p>
      <text:p text:style-name="P1">For 4 Tasks (including idle) with 3 Mutexes it takes 29 to 33 bytes RAM and 1500 to 1632 bytes code. This values are net values. The stack space for every task and possibly used queue spaces are to be added.</text:p>
      <text:p text:style-name="P1">Key features:</text:p>
      <text:list xml:id="list41229862" text:style-name="L1">
        <text:list-item>
          <text:p text:style-name="P11">preemtive real time task scheduling</text:p>
        </text:list-item>
        <text:list-item>
          <text:p text:style-name="P11">mutexes</text:p>
        </text:list-item>
        <text:list-item>
          <text:p text:style-name="P11">byte-queues</text:p>
        </text:list-item>
        <text:list-item>
          <text:p text:style-name="P11">alarms</text:p>
        </text:list-item>
        <text:list-item>
          <text:p text:style-name="P11">flexible use of OS-tick timer interrupt</text:p>
        </text:list-item>
        <text:list-item>
          <text:p text:style-name="P11">Idle task, which runs on native stack</text:p>
        </text:list-item>
        <text:list-item>
          <text:p text:style-name="P11">easy to use and to understand</text:p>
        </text:list-item>
      </text:list>
      <text:h text:style-name="P12" text:outline-level="1">Concepts</text:h>
      <text:p text:style-name="P1">A System consists of some tasks, which are defined as a “void” function with the following structure:</text:p>
      <text:p text:style-name="Code">void Task(void) { … your code ...}</text:p>
      <text:p text:style-name="Text_20_body">A Task must never exit the function. therefore the following is the minimum for a task. </text:p>
      <text:p text:style-name="Code">void Task(void) </text:p>
      <text:p text:style-name="Code">{ </text:p>
      <text:p text:style-name="P7">while(1)</text:p>
      <text:p text:style-name="P7">{</text:p>
      <text:p text:style-name="P7"><text:tab/>// add your code here...</text:p>
      <text:p text:style-name="P7">}</text:p>
      <text:p text:style-name="P7">// this line must never be hit!</text:p>
      <text:p text:style-name="Code">}</text:p>
      <text:p text:style-name="P1">Each task has its own stack, provided by a byte array.</text:p>
      <text:p text:style-name="P1">Preemptive task switching is done by storing the context (all registers + CPU state) on top of the stack of the task.</text:p>
      <text:p text:style-name="P1">Interrupt stack resides on top of the stack of the actual task.</text:p>
      <text:p text:style-name="P1"/>
      <text:h text:style-name="P13" text:outline-level="1"><text:soft-page-break/>Set up of the OS</text:h>
      <text:h text:style-name="P15" text:outline-level="2">Defines in FabOS.h</text:h>
      <text:p text:style-name="P6">#define NUMTASKS 3 </text:p>
      <text:p text:style-name="P6">Set the total number of <text:s/>tasks excluding the idle task. (number of CreateTask – function calls) </text:p>
      <text:p text:style-name="P6">never &gt;8</text:p>
      <text:p text:style-name="P6"/>
      <text:p text:style-name="P6">#define NUMMUTEX 3 </text:p>
      <text:p text:style-name="P6">Set the total number of mutexes.</text:p>
      <text:p text:style-name="P6"/>
      <text:p text:style-name="P6">#define UNUSEDMASK 0xee</text:p>
      <text:p text:style-name="P6">Set the value to be written into unused memory. </text:p>
      <text:p text:style-name="P6">Used by "OS_get_unused_Stack()"</text:p>
      <text:p text:style-name="P6"/>
      <text:p text:style-name="P6">#define OS_ScheduleISR TIMER1_COMPA_vect </text:p>
      <text:p text:style-name="P6">Set the interrupt vector used for scheduling.</text:p>
      <text:p text:style-name="P6">The user has to set up the cyclic timer interrupt.</text:p>
      <text:p text:style-name="P6">If any additional code has to be executed in this interrupt, the function "OS_CustomISRCode() " can be filled with this code.</text:p>
      <text:p text:style-name="P6"/>
      <text:p text:style-name="P6">#define OS_USECLOCK 0</text:p>
      <text:p text:style-name="P6">1 = use a tick counter uint32_t <text:s/>myOS.OSTicks</text:p>
      <text:p text:style-name="P6"/>
      <text:p text:style-name="P6">#define OS_USECHECKS 0</text:p>
      <text:p text:style-name="P6">enable the OS_get_unused_Stack function.</text:p>
      <text:h text:style-name="P15" text:outline-level="2">void OS_CustomISRCode() ;</text:h>
      <text:p text:style-name="P1">Function to be provided in the users code, if something has to be done in the timer-tick-ISR. This function will be executed inside the ISR context.</text:p>
      <text:h text:style-name="P13" text:outline-level="1">Set up</text:h>
      <text:h text:style-name="P15" text:outline-level="2">void CPU_init(void)</text:h>
      <text:p text:style-name="P1">Initialize the CPU and the timer interrupts, but do not yet enable interrupts.</text:p>
      <text:h text:style-name="P15" text:outline-level="2">void OS_TaskCreate( uint8_t taskNum, void (*t)(), uint8_t *stack)</text:h>
      <text:p text:style-name="P1">Creates a task. This function is realized as a macro to simplify the API;</text:p>
      <text:p text:style-name="P1">First Parameter is the task number, where also the task number defines the tasks priority. Task 0 has the highest priority. Task 7 is the lowest priority. The maximum number of tasks is 8. (so the highest number here is 7)</text:p>
      <text:p text:style-name="P1">Second parameter is a pointer to a void function, which implements the task. Inside this function all OS – API calls can be used.</text:p>
      <text:p text:style-name="P1">Third parameter is a pointer to the stack array of this task. Each task needs its own stack space. The remaining stack size can be checked by the OS_get_unused_stack(*) function. The space must be dimensioned at least 34 bytes larger than calculated, because the task context is stored there at a task change.</text:p>
      <text:h text:style-name="P15" text:outline-level="2"><text:soft-page-break/>void OS_TaskDestroy( int8_t taskNum ); // destroy task</text:h>
      <text:p text:style-name="P1">Destroys a task, but does not free any memory.<text:line-break/>This function is more or less useless in a static embedded system.</text:p>
      <text:h text:style-name="P15" text:outline-level="2">void OS_StartExecution() </text:h>
      <text:p text:style-name="P1">Start the operating system; This function returns, if no task is to be run for the first time. The code after this function call is the idle task. So this function must be followed by an infinite loop. If this function exits, there will be an uncontrolled reset of the controller.</text:p>
      <text:h text:style-name="P13" text:outline-level="1">Inter-Task communication</text:h>
      <text:h text:style-name="P15" text:outline-level="2">void OS_mutexGet(int8_t mutexNum)</text:h>
      <text:p text:style-name="P1">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h text:style-name="P15" text:outline-level="2">void OS_mutexRelease(int8_t mutexNum);</text:h>
      <text:p text:style-name="P1">Release the mutex at the end of a critical section.</text:p>
      <text:h text:style-name="Heading_20_2" text:outline-level="2">void OS_SetEvent(uint8_t EventMask, uint8_t TaskID)</text:h>
      <text:p text:style-name="Text_20_body">Set one or more events (EventMask) for one task.</text:p>
      <text:p text:style-name="Text_20_body">Each task has up to 8 events, which are realized by a bitmask.</text:p>
      <text:h text:style-name="Heading_20_2" text:outline-level="2">uint8_t OS_WaitEvent(uint8_t EventMask) </text:h>
      <text:p text:style-name="Text_20_body">Wait for one or more events. Return value is the Mask of the event(s), which lead to continuing.</text:p>
      <text:p text:style-name="Text_20_body">To do a waitEvent with timeout, you can do:</text:p>
      <text:p text:style-name="Code">SetAlarm(ThisTask, MyTimeout);<text:line-break/>ret = WaitEvent(myEventMask);</text:p>
      <text:p text:style-name="Text_20_body">if (ret == 0) you had a timeout.</text:p>
      <text:h text:style-name="P16" text:outline-level="2">uint8_t OS_QueueIn(OS_Queue_t* pQueue , uint8_t byte)</text:h>
      <text:p text:style-name="Text_20_body"><text:span text:style-name="T1">Put a byte </text:span><text:span text:style-name="T2">into</text:span><text:span text:style-name="T1"> a FIFO queue. Returns 1 if queue is full.</text:span></text:p>
      <text:h text:style-name="P16" text:outline-level="2">uint8_t OS_QueueOut(OS_Queue_t* pQueue, uint8_t *pByte)</text:h>
      <text:p text:style-name="P1">Get a byte out of a FIFO queue. Return 1 if queue was empty and no data was copied.</text:p>
      <text:h text:style-name="P13" text:outline-level="1"><text:soft-page-break/>Timing functions</text:h>
      <text:h text:style-name="P15" text:outline-level="2">void OS_WaitTicks( uint16_t ) ; </text:h>
      <text:p text:style-name="P1">OS API: Wait for the specified number of OS ticks</text:p>
      <text:h text:style-name="P15" text:outline-level="2">void OS_SetAlarm(uint8_t TaskID, uint16_t numTicks ); </text:h>
      <text:p text:style-name="P1">set Alarm for own or other task and continue.</text:p>
      <text:h text:style-name="P15" text:outline-level="2">void OS_WaitAlarm(void); </text:h>
      <text:p text:style-name="P1">Blocking wait for an alarm to expire. (Other tasks are running)</text:p>
      <text:h text:style-name="P13" text:outline-level="1">Internal functions</text:h>
      <text:h text:style-name="P15" text:outline-level="2">ISR <text:s/>(OS_ScheduleISR)__attribute__ ((naked,signal)); </text:h>
      <text:p text:style-name="P1">Internal, not to be called by the application;</text:p>
      <text:p text:style-name="P1">OS tick interrupt function (vector defined above)</text:p>
      <text:h text:style-name="P15" text:outline-level="2">void OS_TaskCreateInt( uint8_t taskNum, void (*t)(), uint8_t *stack, uint8_t stackSize ) </text:h>
      <text:p text:style-name="P1">Internal, not to be called by the application;</text:p>
      <text:p text:style-name="P1">Create the task internal</text:p>
      <text:h text:style-name="P15" text:outline-level="2">int8_t OS_GetNextTaskNumber()</text:h>
      <text:p text:style-name="P1">internal: determine the next task to be run according priority.</text:p>
      <text:h text:style-name="P15" text:outline-level="2">void OS_Reschedule(void)__attribute__ ((naked))</text:h>
      <text:p text:style-name="P1">Trigger re-scheduling according the task priorities.</text:p>
      <text:p text:style-name="P1">Mostly used internal.</text:p>
      <text:p text:style-name="P1">(__attribute__ ((naked)) )</text:p>
      <text:h text:style-name="P13" text:outline-level="1">Helper fuctions</text:h>
      <text:p text:style-name="P2"/>
      <text:h text:style-name="P15" text:outline-level="2">uint16_t OS_get_unused_Stack (uint8_t*)</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text-indent="0cm" style:auto-text-indent="false" style:page-number="auto">
        <style:tab-stops/>
      </style:paragraph-properties>
      <style:text-properties style:font-name="Courier New" fo:font-weight="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0H24M49S</meta:editing-duration>
    <meta:editing-cycles>21</meta:editing-cycles>
    <meta:generator>OpenOffice.org/3.1$Win32 OpenOffice.org_project/310m19$Build-9420</meta:generator>
    <dc:date>2009-11-20T00:02:35.40</dc:date>
    <dc:creator>Fabian Huslik</dc:creator>
    <meta:document-statistic meta:table-count="0" meta:image-count="0" meta:object-count="0" meta:page-count="6" meta:paragraph-count="131" meta:word-count="1056" meta:character-count="6672"/>
    <meta:user-defined meta:name="Info 1"/>
    <meta:user-defined meta:name="Info 2"/>
    <meta:user-defined meta:name="Info 3"/>
    <meta:user-defined meta:name="Info 4"/>
  </office:meta>
</office:document-meta>
</file>